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3daa3" officeooo:paragraph-rsid="0013daa3"/>
    </style:style>
    <style:style style:name="P2" style:family="paragraph" style:parent-style-name="Standard">
      <style:text-properties style:font-name="Courier New" style:text-underline-style="none" fo:font-weight="bold" officeooo:rsid="0013daa3" officeooo:paragraph-rsid="0013daa3" style:font-weight-asian="bold" style:font-weight-complex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style:text-underline-style="none" fo:font-weight="normal" officeooo:rsid="0013daa3" officeooo:paragraph-rsid="0013daa3" style:font-weight-asian="normal" style:font-weight-complex="normal"/>
    </style:style>
    <style:style style:name="P5" style:family="paragraph" style:parent-style-name="Standard">
      <style:text-properties style:font-name="Courier New" officeooo:paragraph-rsid="0013daa3"/>
    </style:style>
    <style:style style:name="P6" style:family="paragraph" style:parent-style-name="Standard">
      <style:text-properties style:font-name="Courier New" style:text-underline-style="none" fo:font-weight="normal" officeooo:rsid="001440f2" officeooo:paragraph-rsid="0013daa3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officeooo:rsid="001440f2" officeooo:paragraph-rsid="001440f2" style:font-weight-asian="normal" style:font-weight-complex="normal"/>
    </style:style>
    <style:style style:name="P8" style:family="paragraph" style:parent-style-name="Standard">
      <style:text-properties style:font-name="Courier New" style:text-underline-style="none" fo:font-weight="normal" officeooo:rsid="001440f2" style:font-weight-asian="normal" style:font-weight-complex="normal"/>
    </style:style>
    <style:style style:name="P9" style:family="paragraph" style:parent-style-name="Standard">
      <style:text-properties style:font-name="Courier New" style:text-underline-style="none" fo:font-weight="normal" officeooo:rsid="00162f9a" officeooo:paragraph-rsid="00162f9a" style:font-weight-asian="normal" style:font-weight-complex="normal"/>
    </style:style>
    <style:style style:name="P10" style:family="paragraph" style:parent-style-name="Standard">
      <style:text-properties style:font-name="Courier New" style:text-underline-style="none" fo:font-weight="bold" officeooo:rsid="00162f9a" officeooo:paragraph-rsid="00162f9a" style:font-weight-asian="bold" style:font-weight-complex="bold"/>
    </style:style>
    <style:style style:name="P11" style:family="paragraph" style:parent-style-name="Standard">
      <style:text-properties style:font-name="Courier New" style:text-underline-style="none" fo:font-weight="bold" officeooo:rsid="0013daa3" officeooo:paragraph-rsid="00162f9a" style:font-weight-asian="bold" style:font-weight-complex="bold"/>
    </style:style>
    <style:style style:name="P12" style:family="paragraph" style:parent-style-name="Standard">
      <style:text-properties style:font-name="Courier New" officeooo:paragraph-rsid="00162f9a"/>
    </style:style>
    <style:style style:name="P13" style:family="paragraph" style:parent-style-name="Standard">
      <style:text-properties style:font-name="Courier New" style:text-underline-style="none" fo:font-weight="normal" officeooo:rsid="0013daa3" officeooo:paragraph-rsid="00162f9a" style:font-weight-asian="normal" style:font-weight-complex="normal"/>
    </style:style>
    <style:style style:name="P14" style:family="paragraph" style:parent-style-name="Standard">
      <style:text-properties style:font-name="Courier New" style:text-underline-style="none" fo:font-weight="normal" officeooo:rsid="001440f2" officeooo:paragraph-rsid="00162f9a" style:font-weight-asian="normal" style:font-weight-complex="normal"/>
    </style:style>
    <style:style style:name="T1" style:family="text">
      <style:text-properties style:text-underline-style="none" fo:font-weight="normal" officeooo:rsid="0013daa3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officeooo:rsid="0013daa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dotted" style:text-underline-width="auto" style:text-underline-color="font-color" officeooo:rsid="001440f2"/>
    </style:style>
    <style:style style:name="T7" style:family="text">
      <style:text-properties officeooo:rsid="001440f2"/>
    </style:style>
    <style:style style:name="T8" style:family="text">
      <style:text-properties style:text-underline-style="none" fo:font-weight="normal" officeooo:rsid="001440f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440f2" style:font-weight-asian="bold" style:font-weight-complex="bold"/>
    </style:style>
    <style:style style:name="T10" style:family="text">
      <style:text-properties style:text-underline-style="solid" style:text-underline-type="double" style:text-underline-width="auto" style:text-underline-color="font-color" fo:font-weight="normal" officeooo:rsid="001440f2" style:font-weight-asian="normal" style:font-weight-complex="normal"/>
    </style:style>
    <style:style style:name="T11" style:family="text">
      <style:text-properties style:text-underline-style="dotted" style:text-underline-width="auto" style:text-underline-color="font-color" fo:font-weight="normal" officeooo:rsid="001440f2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dotted" style:text-underline-width="auto" style:text-underline-color="font-color"/>
    </style:style>
    <style:style style:name="T14" style:family="text">
      <style:text-properties officeooo:rsid="00162f9a"/>
    </style:style>
    <style:style style:name="T15" style:family="text">
      <style:text-properties style:text-underline-style="dotted" style:text-underline-width="auto" style:text-underline-color="font-color" fo:font-weight="normal" officeooo:rsid="00162f9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0</text:p>
      <text:p text:style-name="P1">Tema 4 Transformación Modelo Relacional</text:p>
      <text:p text:style-name="P1">Curso 25/26</text:p>
      <text:p text:style-name="P1"/>
      <text:p text:style-name="P1">GESTION DE PROYECTOS</text:p>
      <text:p text:style-name="P1"/>
      <text:p text:style-name="P2">1. Regla de transformacion de entidades y atributos</text:p>
      <text:p text:style-name="P2"/>
      <text:p text:style-name="P3"><text:span text:style-name="T1">Proyectos(</text:span><text:span text:style-name="T2">#id,</text:span><text:span text:style-name="T1"> proyecto, descripcion, presupuesto</text:span><text:span text:style-name="T1">)</text:span></text:p>
      <text:p text:style-name="P4">Empleados(<text:span text:style-name="T3">#id,</text:span> <text:span text:style-name="T4">dni</text:span>, nombre)</text:p>
      <text:p text:style-name="P4">Clientes(<text:span text:style-name="T3">#id,</text:span> nombre, <text:span text:style-name="T4">nif</text:span>)</text:p>
      <text:p text:style-name="P4">Beneficiarios(<text:span text:style-name="T3">#id</text:span>, nombre, fecha_nac)</text:p>
      <text:p text:style-name="P4"/>
      <text:p text:style-name="P4">telefonos_empleados(<text:span text:style-name="T3">#empleado_id, #telefono</text:span>)</text:p>
      <text:p text:style-name="P4"><text:tab/>empleado_id → empleado(NOT NULL, <text:span text:style-name="T5">BC, </text:span>MR)</text:p>
      <text:p text:style-name="P4"/>
      <text:p text:style-name="P4">telefonos_clientes(<text:span text:style-name="T3">#cliente_id, #telefono</text:span>)</text:p>
      <text:p text:style-name="P4"><text:tab/>cliente_id → Clientes(NOT NULL, BC, MR)</text:p>
      <text:p text:style-name="P4"/>
      <text:p text:style-name="P2">2. Regla transformacion relacionales debiles</text:p>
      <text:p text:style-name="P2"/>
      <text:p text:style-name="P5"><text:span text:style-name="T1">Proyectos(</text:span><text:span text:style-name="T2">#id,</text:span><text:span text:style-name="T1"> proyecto, descripcion, presupuesto)</text:span></text:p>
      <text:p text:style-name="P4">Empleados(<text:span text:style-name="T3">#id,</text:span> <text:span text:style-name="T4">dni</text:span>, nombre)</text:p>
      <text:p text:style-name="P4">Clientes(<text:span text:style-name="T3">#id,</text:span> nombre, <text:span text:style-name="T4">nif</text:span>)</text:p>
      <text:p text:style-name="P4"/>
      <text:p text:style-name="P4">telefonos_empleados(<text:span text:style-name="T3">#empleado_id, #telefono</text:span>)</text:p>
      <text:p text:style-name="P4"><text:tab/>empleado_id → empleado(NOT NULL, <text:span text:style-name="T5">BC, </text:span>MR)</text:p>
      <text:p text:style-name="P4"/>
      <text:p text:style-name="P4">telefonos_clientes(<text:span text:style-name="T3">#cliente_id, #telefono</text:span>)</text:p>
      <text:p text:style-name="P4"><text:tab/>cliente_id → Clientes(NOT NULL, BC, MR)</text:p>
      <text:p text:style-name="P4"/>
      <text:p text:style-name="P4">Beneficiarios(<text:span text:style-name="T3">#id</text:span>, <text:span text:style-name="T6">empleado_id</text:span><text:span text:style-name="T7">, </text:span>nombre, fecha_nac)</text:p>
      <text:p text:style-name="P4"><text:tab/><text:span text:style-name="T7">empleado_id → empleados(not null, BC, MR)</text:span></text:p>
      <text:p text:style-name="P6"/>
      <text:p text:style-name="P3"><text:span text:style-name="T8">Empleados(</text:span><text:span text:style-name="T9">#id,</text:span><text:span text:style-name="T8"> </text:span><text:span text:style-name="T10">dni</text:span><text:span text:style-name="T8">, nombre, </text:span><text:span text:style-name="T11">proyecto_id</text:span><text:span text:style-name="T8">)</text:span></text:p>
      <text:p text:style-name="P7"><text:tab/>proyecto_id → Proyecto(not null, BR, MR)</text:p>
      <text:p text:style-name="P8"/>
      <text:p text:style-name="P7">Proyectos(<text:span text:style-name="T3">#id,</text:span><text:span text:style-name="T12"> proyecto</text:span><text:span text:style-name="T4">,</text:span> descripcion, presupuesto, <text:span text:style-name="T13">jefe_id, cliente_id</text:span>)</text:p>
      <text:p text:style-name="P7"><text:tab/><text:span text:style-name="T14">jefe_id → empleados(not null, BR, MR)</text:span></text:p>
      <text:p text:style-name="P7"><text:tab/><text:span text:style-name="T14">cliente_id → Clientes(NOT NULL, BR, MR)</text:span></text:p>
      <text:p text:style-name="P7"/>
      <text:p text:style-name="P9">empleados_proyectos(<text:span text:style-name="T3">#empleado_id, #proyecto_id, </text:span>f_inicio, f_fin, horas, valoracion)</text:p>
      <text:p text:style-name="P9"><text:tab/>empleado_id → empleados(NOT NULL, BR ,MR)</text:p>
      <text:p text:style-name="P9"><text:tab/>proyecto_id → proyectos(NOT NULL, BR ,MR)</text:p>
      <text:p text:style-name="P9"/>
      <text:p text:style-name="P10">5. Relaciones Reflexivas</text:p>
      <text:p text:style-name="P10"/>
      <text:p text:style-name="P11"/>
      <text:p text:style-name="P12"><text:span text:style-name="T1">Proyectos(</text:span><text:span text:style-name="T2">#id,</text:span><text:span text:style-name="T1"> proyecto, descripcion, presupuesto)</text:span></text:p>
      <text:p text:style-name="P13">Empleados(<text:span text:style-name="T3">#id,</text:span> <text:span text:style-name="T4">dni</text:span>, nombre)</text:p>
      <text:p text:style-name="P13">Clientes(<text:span text:style-name="T3">#id,</text:span> nombre, <text:span text:style-name="T4">nif</text:span>)</text:p>
      <text:p text:style-name="P13"><text:soft-page-break/></text:p>
      <text:p text:style-name="P13">telefonos_empleados(<text:span text:style-name="T3">#empleado_id, #telefono</text:span>)</text:p>
      <text:p text:style-name="P13"><text:tab/>empleado_id → empleado(NOT NULL, <text:span text:style-name="T5">BC, </text:span>MR)</text:p>
      <text:p text:style-name="P13"/>
      <text:p text:style-name="P13">telefonos_clientes(<text:span text:style-name="T3">#cliente_id, #telefono</text:span>)</text:p>
      <text:p text:style-name="P13"><text:tab/>cliente_id → Clientes(NOT NULL, BC, MR)</text:p>
      <text:p text:style-name="P13"/>
      <text:p text:style-name="P13">Beneficiarios(<text:span text:style-name="T3">#id</text:span>, <text:span text:style-name="T6">empleado_id</text:span><text:span text:style-name="T7">, </text:span>nombre, fecha_nac)</text:p>
      <text:p text:style-name="P13"><text:tab/><text:span text:style-name="T7">empleado_id → empleados(not null, BC, MR)</text:span></text:p>
      <text:p text:style-name="P14"/>
      <text:p text:style-name="P14">Proyectos(<text:span text:style-name="T3">#id,</text:span><text:span text:style-name="T12"> proyecto</text:span><text:span text:style-name="T4">,</text:span> descripcion, presupuesto, <text:span text:style-name="T13">jefe_id, cliente_id</text:span>)</text:p>
      <text:p text:style-name="P14"><text:tab/><text:span text:style-name="T14">jefe_id → empleados(not null, BR, MR)</text:span></text:p>
      <text:p text:style-name="P14"><text:tab/><text:span text:style-name="T14">cliente_id → Clientes(NOT NULL, BR, MR)</text:span></text:p>
      <text:p text:style-name="P14"/>
      <text:p text:style-name="P9">empleados_proyectos(<text:span text:style-name="T3">#empleado_id, #proyecto_id, </text:span>f_inicio, f_fin, horas, valoracion)</text:p>
      <text:p text:style-name="P9"><text:tab/>empleado_id → empleados(NOT NULL, BR ,MR)</text:p>
      <text:p text:style-name="P9"><text:tab/>proyecto_id → proyectos(NOT NULL, BR ,MR)</text:p>
      <text:p text:style-name="P9"/>
      <text:p text:style-name="P12"><text:span text:style-name="T8">Empleados(</text:span><text:span text:style-name="T9">#id,</text:span><text:span text:style-name="T8"> </text:span><text:span text:style-name="T10">dni</text:span><text:span text:style-name="T8">, nombre, </text:span><text:span text:style-name="T11">proyecto_id, </text:span><text:span text:style-name="T15">supervisor_id</text:span><text:span text:style-name="T8">)</text:span></text:p>
      <text:p text:style-name="P14"><text:tab/><text:span text:style-name="T14">supervisor_id → empleados_id(NOT NULL, BR ,MR)</text:span></text:p>
      <text:p text:style-name="P14"><text:tab/>proyecto_id → Proyecto(not null, BR, M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0:35:38.308898100</meta:creation-date>
    <dc:date>2025-11-24T11:17:36.752273400</dc:date>
    <meta:editing-duration>PT4M25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50" meta:word-count="228" meta:character-count="2090" meta:non-whitespace-character-count="1893"/>
  </office:meta>
</office:document-meta>
</file>